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mbria1" svg:font-family="Cambria"/>
    <style:font-face style:name="TimesNewRomanPS1" svg:font-family="TimesNewRomanPS"/>
    <style:font-face style:name="Calibri2" svg:font-family="Calibri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KLUG" svg:font-family="LKLUG" style:font-pitch="variable"/>
    <style:font-face style:name="Liberation Serif1" svg:font-family="'Liberation Serif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999999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98cm" fo:min-width="6.18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0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8cm"/>
      <style:paragraph-properties style:writing-mode="lr-tb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999999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3cm" fo:margin-bottom="0cm"/>
      <style:text-properties style:font-name="Bitstream Vera Sans" fo:font-size="12pt" style:font-size-asian="12pt" style:font-size-complex="12pt"/>
    </style:style>
    <style:style style:name="P16" style:family="paragraph">
      <loext:graphic-properties draw:fill="none" draw:fill-color="#ffffff"/>
      <style:paragraph-properties fo:margin-top="0.3cm" fo:margin-bottom="0cm"/>
      <style:text-properties style:font-name="Bitstream Vera Sans"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Calibri1" fo:font-size="18pt" fo:font-weight="bold" style:font-size-asian="18pt" style:font-name-complex="Calibri1" style:font-size-complex="18pt" style:font-weight-complex="bold"/>
    </style:style>
    <style:style style:name="T4" style:family="text">
      <style:text-properties fo:color="#000000" style:font-name="Calibri1" fo:font-size="10pt" fo:font-weight="bold" style:font-size-asian="10pt" style:font-name-complex="Calibri1" style:font-size-complex="10pt" style:font-weight-complex="bold"/>
    </style:style>
    <style:style style:name="T5" style:family="text">
      <style:text-properties fo:color="#1155cc" style:font-name="Calibri1" fo:font-size="10pt" fo:font-weight="bold" style:font-size-asian="10pt" style:font-name-complex="Calibri1" style:font-size-complex="10pt" style:font-weight-complex="bold"/>
    </style:style>
    <style:style style:name="T6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7" style:family="text">
      <style:text-properties fo:color="#000000" style:font-name="Calibri1" fo:font-size="10pt" style:font-size-asian="10pt" style:font-name-complex="Calibri1" style:font-size-complex="10pt"/>
    </style:style>
    <style:style style:name="T8" style:family="text">
      <style:text-properties fo:color="#000000" style:font-name="Calibri1" fo:font-size="6pt" style:font-size-asian="6pt" style:font-name-complex="Calibri1" style:font-size-complex="6pt"/>
    </style:style>
    <style:style style:name="T9" style:family="text">
      <style:text-properties fo:color="#000000" style:font-name="Cambria1" fo:font-size="13pt" style:font-size-asian="13pt" style:font-name-complex="Cambria1" style:font-size-complex="13pt"/>
    </style:style>
    <style:style style:name="T10" style:family="text">
      <style:text-properties fo:color="#000000" style:font-name="Cambria1" fo:font-size="12pt" style:font-size-asian="12pt" style:font-name-complex="Cambria1" style:font-size-complex="12pt"/>
    </style:style>
    <style:style style:name="T11" style:family="text">
      <style:text-properties fo:color="#000000" style:font-name="Arial1" fo:font-size="12pt" style:font-size-asian="12pt" style:font-name-complex="Arial1" style:font-size-complex="12pt"/>
    </style:style>
    <style:style style:name="T12" style:family="text">
      <style:text-properties fo:color="#000000" style:font-name="Calibri1" fo:font-size="11pt" style:font-size-asian="11pt" style:font-name-complex="Calibri1" style:font-size-complex="11pt"/>
    </style:style>
    <style:style style:name="T13" style:family="text">
      <style:text-properties style:font-name="Calibri2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Bitstream Vera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text-style-name="P2" draw:layer="layout" svg:width="18.724cm" svg:height="5.712cm" svg:x="2.3cm" svg:y="9.787cm" svg:viewBox="0 0 18725 5713" draw:points="0,0 18725,0 18725,5713 0,5713">
          <text:p text:style-name="P1"><text:span text:style-name="T1">1</text:span><text:span text:style-name="T1">.</text:span><text:span text:style-name="T1">N</text:span><text:span text:style-name="T1">o</text:span><text:span text:style-name="T1">d</text:span><text:span text:style-name="T1">e</text:span><text:span text:style-name="T1">j</text:span><text:span text:style-name="T1">s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t</text:span><text:span text:style-name="T1">e</text:span><text:span text:style-name="T1">m</text:span><text:span text:style-name="T1">p</text:span><text:span text:style-name="T1">l</text:span><text:span text:style-name="T1">a</text:span><text:span text:style-name="T1">t</text:span><text:span text:style-name="T1">e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: </text:span><text:span text:style-name="T2">A</text:span><text:span text:style-name="T2"> </text:span><text:span text:style-name="T2">n</text:span><text:span text:style-name="T2">p</text:span><text:span text:style-name="T2">m</text:span><text:span text:style-name="T2"> </text:span><text:span text:style-name="T2">p</text:span><text:span text:style-name="T2">a</text:span><text:span text:style-name="T2">c</text:span><text:span text:style-name="T2">k</text:span><text:span text:style-name="T2">a</text:span><text:span text:style-name="T2">g</text:span><text:span text:style-name="T2">e</text:span><text:span text:style-name="T2"> </text:span><text:span text:style-name="T2">f</text:span><text:span text:style-name="T2">o</text:span><text:span text:style-name="T2">r </text:span><text:span text:style-name="T2">q</text:span><text:span text:style-name="T2">u</text:span><text:span text:style-name="T2">i</text:span><text:span text:style-name="T2">c</text:span><text:span text:style-name="T2">k</text:span><text:span text:style-name="T2">l</text:span><text:span text:style-name="T2">y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n</text:span><text:span text:style-name="T2">o</text:span><text:span text:style-name="T2">d</text:span><text:span text:style-name="T2">e</text:span><text:span text:style-name="T2">j</text:span><text:span text:style-name="T2">s</text:span><text:span text:style-name="T2"> </text:span><text:span text:style-name="T2">a</text:span><text:span text:style-name="T2">p</text:span><text:span text:style-name="T2">i </text:span></text:p>
          <text:p text:style-name="P1"><text:span text:style-name="T2"><text:s/>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y</text:span><text:span text:style-name="T2">p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 </text:span><text:span text:style-name="T2">,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j</text:span><text:span text:style-name="T2">s</text:span><text:span text:style-name="T2"> <text:s/></text:span><text:span text:style-name="T2">w</text:span><text:span text:style-name="T2">i</text:span><text:span text:style-name="T2">t</text:span><text:span text:style-name="T2">h</text:span><text:span text:style-name="T2"> </text:span><text:span text:style-name="T2">J</text:span><text:span text:style-name="T2">e</text:span><text:span text:style-name="T2">s</text:span><text:span text:style-name="T2">t </text:span><text:span text:style-name="T2">U</text:span><text:span text:style-name="T2">n</text:span><text:span text:style-name="T2">i</text:span><text:span text:style-name="T2">t </text:span><text:span text:style-name="T2">T</text:span><text:span text:style-name="T2">e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h</text:span><text:span text:style-name="T2">a</text:span><text:span text:style-name="T2">v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/text:p>
          <text:p text:style-name="P1"><text:span text:style-name="T2">M</text:span><text:span text:style-name="T2">o</text:span><text:span text:style-name="T2">n</text:span><text:span text:style-name="T2">g</text:span><text:span text:style-name="T2">o</text:span><text:span text:style-name="T2">d</text:span><text:span text:style-name="T2">b</text:span><text:span text:style-name="T2"> </text:span><text:span text:style-name="T2">. </text:span><text:span text:style-name="T2">T</text:span><text:span text:style-name="T2">h</text:span><text:span text:style-name="T2">e</text:span><text:span text:style-name="T2"> 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y</text:span><text:span text:style-name="T2"> </text:span><text:span text:style-name="T2">l</text:span><text:span text:style-name="T2">i</text:span><text:span text:style-name="T2">n</text:span><text:span text:style-name="T2">k</text:span><text:span text:style-name="T2"> </text:span><text:span text:style-name="T2">i</text:span><text:span text:style-name="T2">s</text:span><text:span text:style-name="T2"> </text:span><text:span text:style-name="T2"><text:a xlink:href="https://github.com/saurabhmehta1601/nodejs-express-template" xlink:type="simple">here</text:a></text:span><text:span text:style-name="T2"><text:s text:c="2"/></text:span></text:p>
          <text:p text:style-name="P1"><text:span text:style-name="T2"/></text:p>
          <text:p text:style-name="P1"><text:span text:style-name="T1">2</text:span><text:span text:style-name="T1">. </text:span><text:span text:style-name="T1">S</text:span><text:span text:style-name="T1">n</text:span><text:span text:style-name="T1">a</text:span><text:span text:style-name="T1">k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text:span text:style-name="T1"> </text:span><text:span text:style-name="T1">: </text:span><text:span text:style-name="T2">A</text:span><text:span text:style-name="T2"> </text:span><text:span text:style-name="T2">t</text:span><text:span text:style-name="T2">r</text:span><text:span text:style-name="T2">a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a</text:span><text:span text:style-name="T2">l </text:span><text:span text:style-name="T2">s</text:span><text:span text:style-name="T2">n</text:span><text:span text:style-name="T2">a</text:span><text:span text:style-name="T2">k</text:span><text:span text:style-name="T2">e</text:span><text:span text:style-name="T2"> </text:span><text:span text:style-name="T2">g</text:span><text:span text:style-name="T2">a</text:span><text:span text:style-name="T2">m</text:span><text:span text:style-name="T2">e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h</text:span><text:span text:style-name="T2">e</text:span><text:span text:style-name="T2">l</text:span><text:span text:style-name="T2">p</text:span><text:span text:style-name="T2"> </text:span><text:span text:style-name="T2">s</text:span><text:span text:style-name="T2">n</text:span><text:span text:style-name="T2">a</text:span><text:span text:style-name="T2">k</text:span><text:span text:style-name="T2">e</text:span><text:span text:style-name="T2"> </text:span><text:span text:style-name="T2">t</text:span><text:span text:style-name="T2">o</text:span><text:span text:style-name="T2"> </text:span><text:span text:style-name="T2">e</text:span><text:span text:style-name="T2">a</text:span><text:span text:style-name="T2">t </text:span></text:p>
          <text:p text:style-name="P1"><text:span text:style-name="T2">f</text:span><text:span text:style-name="T2">o</text:span><text:span text:style-name="T2">o</text:span><text:span text:style-name="T2">d</text:span><text:span text:style-name="T2"> </text:span><text:span text:style-name="T2">a</text:span><text:span text:style-name="T2">s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c</text:span><text:span text:style-name="T2">o</text:span><text:span text:style-name="T2">r</text:span><text:span text:style-name="T2">e</text:span><text:span text:style-name="T2"> </text:span><text:span text:style-name="T2">h</text:span><text:span text:style-name="T2">i</text:span><text:span text:style-name="T2">g</text:span><text:span text:style-name="T2">h</text:span><text:span text:style-name="T2">e</text:span><text:span text:style-name="T2">r </text:span><text:span text:style-name="T2">. </text:span><text:span text:style-name="T2">G</text:span><text:span text:style-name="T2">a</text:span><text:span text:style-name="T2">m</text:span><text:span text:style-name="T2">e</text:span><text:span text:style-name="T2"> </text:span><text:span text:style-name="T2">e</text:span><text:span text:style-name="T2">n</text:span><text:span text:style-name="T2">d</text:span><text:span text:style-name="T2">s</text:span><text:span text:style-name="T2"> </text:span><text:span text:style-name="T2">i</text:span><text:span text:style-name="T2">f </text:span><text:span text:style-name="T2">t</text:span><text:span text:style-name="T2">h</text:span><text:span text:style-name="T2">e</text:span><text:span text:style-name="T2"> </text:span><text:span text:style-name="T2">s</text:span><text:span text:style-name="T2">n</text:span><text:span text:style-name="T2">a</text:span><text:span text:style-name="T2">k</text:span><text:span text:style-name="T2">e</text:span><text:span text:style-name="T2"> </text:span><text:span text:style-name="T2">e</text:span><text:span text:style-name="T2">a</text:span><text:span text:style-name="T2">t</text:span><text:span text:style-name="T2">s</text:span><text:span text:style-name="T2"> </text:span><text:span text:style-name="T2">i</text:span><text:span text:style-name="T2">t</text:span><text:span text:style-name="T2">s</text:span><text:span text:style-name="T2">e</text:span><text:span text:style-name="T2">l</text:span><text:span text:style-name="T2">f </text:span><text:span text:style-name="T2">o</text:span><text:span text:style-name="T2">r</text:span></text:p>
          <text:p text:style-name="P1"><text:span text:style-name="T2">s</text:span><text:span text:style-name="T2">t</text:span><text:span text:style-name="T2">r</text:span><text:span text:style-name="T2">i</text:span><text:span text:style-name="T2">k</text:span><text:span text:style-name="T2">e</text:span><text:span text:style-name="T2">s</text:span><text:span text:style-name="T2"> </text:span><text:span text:style-name="T2">b</text:span><text:span text:style-name="T2">o</text:span><text:span text:style-name="T2">u</text:span><text:span text:style-name="T2">n</text:span><text:span text:style-name="T2">d</text:span><text:span text:style-name="T2">r</text:span><text:span text:style-name="T2">y</text:span><text:span text:style-name="T2"> </text:span><text:span text:style-name="T2">.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v</text:span><text:span text:style-name="T2">e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<text:a xlink:href="https://wizardly-mcnulty-514df2.netlify.app/" xlink:type="simple">here</text:a></text:span><text:span text:style-name="T2">. </text:span></text:p>
          <text:p text:style-name="P1"><text:span text:style-name="T2"/></text:p>
          <text:p text:style-name="P1"><text:span text:style-name="T1">3</text:span><text:span text:style-name="T1">.</text:span><text:span text:style-name="T1">B</text:span><text:span text:style-name="T1">u</text:span><text:span text:style-name="T1">d</text:span><text:span text:style-name="T1">g</text:span><text:span text:style-name="T1">e</text:span><text:span text:style-name="T1">t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text:span text:style-name="T1"> </text:span><text:span text:style-name="T1">: </text:span><text:span text:style-name="T2">A</text:span><text:span text:style-name="T2"> </text:span><text:span text:style-name="T2">b</text:span><text:span text:style-name="T2">u</text:span><text:span text:style-name="T2">d</text:span><text:span text:style-name="T2">g</text:span><text:span text:style-name="T2">e</text:span><text:span text:style-name="T2">t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o</text:span><text:span text:style-name="T2">r </text:span><text:span text:style-name="T2">m</text:span><text:span text:style-name="T2">a</text:span><text:span text:style-name="T2">d</text:span><text:span text:style-name="T2">e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r</text:span><text:span text:style-name="T2">e</text:span><text:span text:style-name="T2">a</text:span><text:span text:style-name="T2">c</text:span><text:span text:style-name="T2">t </text:span><text:span text:style-name="T2">t</text:span><text:span text:style-name="T2">o</text:span><text:span text:style-name="T2"> </text:span><text:span text:style-name="T2">k</text:span><text:span text:style-name="T2">e</text:span><text:span text:style-name="T2">e</text:span><text:span text:style-name="T2">p</text:span><text:span text:style-name="T2"> </text:span><text:span text:style-name="T2">t</text:span><text:span text:style-name="T2">r</text:span><text:span text:style-name="T2">a</text:span><text:span text:style-name="T2">c</text:span><text:span text:style-name="T2">k</text:span><text:span text:style-name="T2"> </text:span><text:span text:style-name="T2">o</text:span><text:span text:style-name="T2">f </text:span></text:p>
          <text:p text:style-name="P1"><text:span text:style-name="T2">y</text:span><text:span text:style-name="T2">o</text:span><text:span text:style-name="T2">u</text:span><text:span text:style-name="T2">r </text:span><text:span text:style-name="T2">e</text:span><text:span text:style-name="T2">x</text:span><text:span text:style-name="T2">p</text:span><text:span text:style-name="T2">e</text:span><text:span text:style-name="T2">n</text:span><text:span text:style-name="T2">s</text:span><text:span text:style-name="T2">e</text:span><text:span text:style-name="T2">s</text:span><text:span text:style-name="T2"> </text:span><text:span text:style-name="T2">.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p</text:span><text:span text:style-name="T2">l</text:span><text:span text:style-name="T2">o</text:span><text:span text:style-name="T2">y</text:span><text:span text:style-name="T2">e</text:span><text:span text:style-name="T2">d</text:span><text:span text:style-name="T2">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a</text:span><text:span text:style-name="T2">p</text:span><text:span text:style-name="T2">p</text:span><text:span text:style-name="T2"> </text:span><text:span text:style-name="T2">i</text:span><text:span text:style-name="T2">s</text:span><text:span text:style-name="T2"> </text:span><text:span text:style-name="T2"><text:a xlink:href="https://your-budget-tracker.netlify.app/" xlink:type="simple">here</text:a></text:span><text:span text:style-name="T2"><text:s/></text:span><text:span text:style-name="T2">.</text:span></text:p>
        </draw:polygon>
        <draw:polygon draw:style-name="gr2" draw:text-style-name="P3" draw:layer="layout" svg:width="18.649cm" svg:height="0.538cm" svg:x="1.613cm" svg:y="7.673cm" svg:viewBox="0 0 18650 539" draw:points="0,0 18650,0 18650,539 0,539">
          <text:p/>
        </draw:polygon>
        <draw:polygon draw:style-name="gr2" draw:text-style-name="P3" draw:layer="layout" svg:width="18.654cm" svg:height="0.538cm" svg:x="1.644cm" svg:y="17.322cm" svg:viewBox="0 0 18655 539" draw:points="0,0 18655,0 18655,539 0,539">
          <text:p/>
        </draw:polygon>
        <draw:polygon draw:style-name="gr2" draw:text-style-name="P3" draw:layer="layout" svg:width="18.811cm" svg:height="0.538cm" svg:x="1.4cm" svg:y="21.9cm" svg:viewBox="0 0 18812 539" draw:points="0,0 18812,0 18812,539 0,539">
          <text:p/>
        </draw:polygon>
        <draw:frame draw:style-name="gr3" draw:text-style-name="P5" draw:layer="layout" svg:width="5.455cm" svg:height="0.738cm" svg:x="1.716cm" svg:y="1.202cm">
          <draw:text-box>
            <text:p text:style-name="P4"><text:span text:style-name="T3">Saurabh </text:span><text:span text:style-name="T3">Mehta</text:span></text:p>
          </draw:text-box>
        </draw:frame>
        <draw:frame draw:style-name="gr4" draw:text-style-name="P6" draw:layer="layout" svg:width="3.037cm" svg:height="0.412cm" svg:x="15.399cm" svg:y="1.464cm">
          <draw:text-box>
            <text:p text:style-name="P4"><text:span text:style-name="T4">2</text:span><text:span text:style-name="T4">0</text:span><text:span text:style-name="T4">1</text:span><text:span text:style-name="T4">9</text:span><text:span text:style-name="T4">K</text:span><text:span text:style-name="T4">U</text:span><text:span text:style-name="T4">C</text:span><text:span text:style-name="T4">P</text:span><text:span text:style-name="T4">1</text:span><text:span text:style-name="T4">1</text:span><text:span text:style-name="T4">1</text:span><text:span text:style-name="T4">3</text:span></text:p>
          </draw:text-box>
        </draw:frame>
        <draw:frame draw:style-name="gr4" draw:text-style-name="P6" draw:layer="layout" svg:width="6.077cm" svg:height="0.412cm" svg:x="1.748cm" svg:y="2.054cm">
          <draw:text-box>
            <text:p text:style-name="P4"><text:span text:style-name="T4">Computer Science Engineering</text:span></text:p>
          </draw:text-box>
        </draw:frame>
        <draw:frame draw:style-name="gr4" draw:text-style-name="P6" draw:layer="layout" svg:width="1.475cm" svg:height="0.412cm" svg:x="15.399cm" svg:y="2.054cm">
          <draw:text-box>
            <text:p text:style-name="P4"><text:span text:style-name="T4">B.T</text:span><text:span text:style-name="T4">ech.</text:span></text:p>
          </draw:text-box>
        </draw:frame>
        <draw:frame draw:style-name="gr4" draw:text-style-name="P6" draw:layer="layout" svg:width="9.595cm" svg:height="0.412cm" svg:x="1.748cm" svg:y="2.578cm">
          <draw:text-box>
            <text:p text:style-name="P4"><text:span text:style-name="T4">Indian Institute of Information Technology, Kota</text:span></text:p>
          </draw:text-box>
        </draw:frame>
        <draw:frame draw:style-name="gr4" draw:text-style-name="P6" draw:layer="layout" svg:width="0.946cm" svg:height="0.412cm" svg:x="15.399cm" svg:y="2.578cm">
          <draw:text-box>
            <text:p text:style-name="P4"><text:span text:style-name="T4">M</text:span><text:span text:style-name="T4">a</text:span><text:span text:style-name="T4">l</text:span><text:span text:style-name="T4">e</text:span></text:p>
          </draw:text-box>
        </draw:frame>
        <draw:frame draw:style-name="gr5" draw:text-style-name="P7" draw:layer="layout" svg:width="6.233cm" svg:height="0.798cm" svg:x="1.8cm" svg:y="3.102cm">
          <draw:text-box>
            <text:p text:style-name="P4"><text:span text:style-name="T5">saur</text:span><text:span text:style-name="T5">abh</text:span><text:span text:style-name="T5">meh</text:span><text:span text:style-name="T5">ta16</text:span><text:span text:style-name="T5">01@</text:span><text:span text:style-name="T5">gma</text:span><text:span text:style-name="T5">il.co</text:span><text:span text:style-name="T5">m</text:span></text:p>
          </draw:text-box>
        </draw:frame>
        <draw:frame draw:style-name="gr4" draw:text-style-name="P6" draw:layer="layout" svg:width="3.342cm" svg:height="0.412cm" svg:x="15.399cm" svg:y="3.102cm">
          <draw:text-box>
            <text:p text:style-name="P4"><text:span text:style-name="T4">DOB: 23/03/2001</text:span></text:p>
          </draw:text-box>
        </draw:frame>
        <draw:frame draw:style-name="gr4" draw:text-style-name="P6" draw:layer="layout" svg:width="3.956cm" svg:height="0.412cm" svg:x="15.399cm" svg:y="3.714cm">
          <draw:text-box>
            <text:p text:style-name="P4"><text:span text:style-name="T4">P</text:span><text:span text:style-name="T4">h</text:span><text:span text:style-name="T4">o</text:span><text:span text:style-name="T4">n</text:span><text:span text:style-name="T4">e</text:span><text:span text:style-name="T4">: </text:span><text:span text:style-name="T4">7</text:span><text:span text:style-name="T4">8</text:span><text:span text:style-name="T4">7</text:span><text:span text:style-name="T4">7</text:span><text:span text:style-name="T4">8</text:span><text:span text:style-name="T4">5</text:span><text:span text:style-name="T4">8</text:span><text:span text:style-name="T4">7</text:span><text:span text:style-name="T4">9</text:span><text:span text:style-name="T4">7</text:span></text:p>
          </draw:text-box>
        </draw:frame>
        <draw:frame draw:style-name="gr4" draw:text-style-name="P6" draw:layer="layout" svg:width="2.457cm" svg:height="0.412cm" svg:x="1.826cm" svg:y="4.881cm">
          <draw:text-box>
            <text:p text:style-name="P4"><text:span text:style-name="T6">E</text:span><text:span text:style-name="T6">x</text:span><text:span text:style-name="T6">a</text:span><text:span text:style-name="T6">m</text:span><text:span text:style-name="T6">i</text:span><text:span text:style-name="T6">n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4" draw:text-style-name="P6" draw:layer="layout" svg:width="3.312cm" svg:height="0.412cm" svg:x="4.815cm" svg:y="4.881cm">
          <draw:text-box>
            <text:p text:style-name="P4"><text:span text:style-name="T6">University/Board</text:span></text:p>
          </draw:text-box>
        </draw:frame>
        <draw:frame draw:style-name="gr4" draw:text-style-name="P6" draw:layer="layout" svg:width="1.704cm" svg:height="0.412cm" svg:x="8.176cm" svg:y="4.881cm">
          <draw:text-box>
            <text:p text:style-name="P4"><text:span text:style-name="T6">I</text:span><text:span text:style-name="T6">n</text:span><text:span text:style-name="T6">s</text:span><text:span text:style-name="T6">ti</text:span><text:span text:style-name="T6">t</text:span><text:span text:style-name="T6">u</text:span><text:span text:style-name="T6">t</text:span><text:span text:style-name="T6">e</text:span></text:p>
          </draw:text-box>
        </draw:frame>
        <draw:frame draw:style-name="gr4" draw:text-style-name="P6" draw:layer="layout" svg:width="2.555cm" svg:height="0.412cm" svg:x="14.077cm" svg:y="4.898cm">
          <draw:text-box>
            <text:p text:style-name="P4"><text:span text:style-name="T6">Passing Year</text:span></text:p>
          </draw:text-box>
        </draw:frame>
        <draw:frame draw:style-name="gr4" draw:text-style-name="P6" draw:layer="layout" svg:width="1.801cm" svg:height="0.412cm" svg:x="16.933cm" svg:y="4.881cm">
          <draw:text-box>
            <text:p text:style-name="P4"><text:span text:style-name="T6">CGP</text:span><text:span text:style-name="T6">A / </text:span><text:span text:style-name="T6">%</text:span></text:p>
          </draw:text-box>
        </draw:frame>
        <draw:frame draw:style-name="gr4" draw:text-style-name="P6" draw:layer="layout" svg:width="1.975cm" svg:height="0.412cm" svg:x="1.826cm" svg:y="5.547cm">
          <draw:text-box>
            <text:p text:style-name="P4"><text:span text:style-name="T7">Gradua</text:span><text:span text:style-name="T7">tion</text:span></text:p>
          </draw:text-box>
        </draw:frame>
        <draw:frame draw:style-name="gr4" draw:text-style-name="P6" draw:layer="layout" svg:width="1.543cm" svg:height="0.412cm" svg:x="4.815cm" svg:y="5.547cm">
          <draw:text-box>
            <text:p text:style-name="P4"><text:span text:style-name="T7">IIIT, Kota</text:span></text:p>
          </draw:text-box>
        </draw:frame>
        <draw:frame draw:style-name="gr4" draw:text-style-name="P6" draw:layer="layout" svg:width="1.543cm" svg:height="0.412cm" svg:x="8.176cm" svg:y="5.547cm">
          <draw:text-box>
            <text:p text:style-name="P4"><text:span text:style-name="T7">IIIT, Kota</text:span></text:p>
          </draw:text-box>
        </draw:frame>
        <draw:frame draw:style-name="gr4" draw:text-style-name="P6" draw:layer="layout" svg:width="0.899cm" svg:height="0.412cm" svg:x="14.684cm" svg:y="5.564cm">
          <draw:text-box>
            <text:p text:style-name="P4"><text:span text:style-name="T7">2023</text:span></text:p>
          </draw:text-box>
        </draw:frame>
        <draw:frame draw:style-name="gr4" draw:text-style-name="P6" draw:layer="layout" svg:width="2.013cm" svg:height="0.412cm" svg:x="16.933cm" svg:y="5.547cm">
          <draw:text-box>
            <text:p text:style-name="P4"><text:span text:style-name="T7">7.0 (Till 4th</text:span></text:p>
          </draw:text-box>
        </draw:frame>
        <draw:frame draw:style-name="gr4" draw:text-style-name="P6" draw:layer="layout" svg:width="1.031cm" svg:height="0.412cm" svg:x="19.233cm" svg:y="5.577cm">
          <draw:text-box>
            <text:p text:style-name="P4"><text:span text:style-name="T7">S</text:span><text:span text:style-name="T7">e</text:span><text:span text:style-name="T7">m</text:span><text:span text:style-name="T7">.)</text:span></text:p>
          </draw:text-box>
        </draw:frame>
        <draw:frame draw:style-name="gr4" draw:text-style-name="P6" draw:layer="layout" svg:width="0.451cm" svg:height="0.412cm" svg:x="1.826cm" svg:y="6.415cm">
          <draw:text-box>
            <text:p text:style-name="P4"><text:span text:style-name="T7">12</text:span></text:p>
          </draw:text-box>
        </draw:frame>
        <draw:frame draw:style-name="gr6" draw:text-style-name="P8" draw:layer="layout" svg:width="0.222cm" svg:height="0.247cm" svg:x="2.183cm" svg:y="6.404cm">
          <draw:text-box>
            <text:p text:style-name="P4"><text:span text:style-name="T8">th</text:span></text:p>
          </draw:text-box>
        </draw:frame>
        <draw:frame draw:style-name="gr4" draw:text-style-name="P6" draw:layer="layout" svg:width="0.959cm" svg:height="0.412cm" svg:x="4.815cm" svg:y="6.415cm">
          <draw:text-box>
            <text:p text:style-name="P4"><text:span text:style-name="T7">RBSC</text:span></text:p>
          </draw:text-box>
        </draw:frame>
        <draw:frame draw:style-name="gr4" draw:text-style-name="P6" draw:layer="layout" svg:width="4.858cm" svg:height="0.412cm" svg:x="8.176cm" svg:y="6.415cm">
          <draw:text-box>
            <text:p text:style-name="P4"><text:span text:style-name="T7">Decent Public </text:span><text:span text:style-name="T7">School,Baran</text:span></text:p>
          </draw:text-box>
        </draw:frame>
        <draw:frame draw:style-name="gr4" draw:text-style-name="P6" draw:layer="layout" svg:width="0.899cm" svg:height="0.412cm" svg:x="14.684cm" svg:y="6.415cm">
          <draw:text-box>
            <text:p text:style-name="P4"><text:span text:style-name="T7">2018</text:span></text:p>
          </draw:text-box>
        </draw:frame>
        <draw:frame draw:style-name="gr4" draw:text-style-name="P6" draw:layer="layout" svg:width="0.785cm" svg:height="0.412cm" svg:x="16.933cm" svg:y="6.415cm">
          <draw:text-box>
            <text:p text:style-name="P4"><text:span text:style-name="T7">82%</text:span></text:p>
          </draw:text-box>
        </draw:frame>
        <draw:frame draw:style-name="gr4" draw:text-style-name="P6" draw:layer="layout" svg:width="0.451cm" svg:height="0.412cm" svg:x="1.826cm" svg:y="6.865cm">
          <draw:text-box>
            <text:p text:style-name="P4"><text:span text:style-name="T7">10</text:span></text:p>
          </draw:text-box>
        </draw:frame>
        <draw:frame draw:style-name="gr6" draw:text-style-name="P8" draw:layer="layout" svg:width="0.222cm" svg:height="0.247cm" svg:x="2.183cm" svg:y="6.854cm">
          <draw:text-box>
            <text:p text:style-name="P4"><text:span text:style-name="T8">th</text:span></text:p>
          </draw:text-box>
        </draw:frame>
        <draw:frame draw:style-name="gr4" draw:text-style-name="P6" draw:layer="layout" svg:width="0.959cm" svg:height="0.412cm" svg:x="4.815cm" svg:y="6.865cm">
          <draw:text-box>
            <text:p text:style-name="P4"><text:span text:style-name="T7">R</text:span><text:span text:style-name="T7">B</text:span><text:span text:style-name="T7">S</text:span><text:span text:style-name="T7">C</text:span></text:p>
          </draw:text-box>
        </draw:frame>
        <draw:frame draw:style-name="gr4" draw:text-style-name="P6" draw:layer="layout" svg:width="4.858cm" svg:height="0.412cm" svg:x="8.176cm" svg:y="6.865cm">
          <draw:text-box>
            <text:p text:style-name="P4"><text:span text:style-name="T7">Decent Public School,Baran</text:span></text:p>
          </draw:text-box>
        </draw:frame>
        <draw:frame draw:style-name="gr4" draw:text-style-name="P6" draw:layer="layout" svg:width="0.899cm" svg:height="0.412cm" svg:x="14.684cm" svg:y="6.865cm">
          <draw:text-box>
            <text:p text:style-name="P4"><text:span text:style-name="T7">2</text:span><text:span text:style-name="T7">0</text:span><text:span text:style-name="T7">1</text:span><text:span text:style-name="T7">6</text:span></text:p>
          </draw:text-box>
        </draw:frame>
        <draw:frame draw:style-name="gr4" draw:text-style-name="P6" draw:layer="layout" svg:width="0.895cm" svg:height="0.412cm" svg:x="16.933cm" svg:y="6.865cm">
          <draw:text-box>
            <text:p text:style-name="P4"><text:span text:style-name="T7">90 %</text:span></text:p>
          </draw:text-box>
        </draw:frame>
        <draw:frame draw:style-name="gr7" draw:text-style-name="P9" draw:layer="layout" svg:width="0.458cm" svg:height="0.53cm" svg:x="1.614cm" svg:y="7.684cm">
          <draw:text-box>
            <text:p text:style-name="P4"><text:span text:style-name="T9">|</text:span></text:p>
          </draw:text-box>
        </draw:frame>
        <draw:frame draw:style-name="gr7" draw:text-style-name="P9" draw:layer="layout" svg:width="3.638cm" svg:height="0.53cm" svg:x="9.533cm" svg:y="7.684cm">
          <draw:text-box>
            <text:p text:style-name="P4"><text:span text:style-name="T9">KEY PROJECTS</text:span></text:p>
          </draw:text-box>
        </draw:frame>
        <draw:frame draw:style-name="gr7" draw:text-style-name="P9" draw:layer="layout" svg:width="0.458cm" svg:height="0.53cm" svg:x="20.118cm" svg:y="7.684cm">
          <draw:text-box>
            <text:p text:style-name="P4"><text:span text:style-name="T9">|</text:span></text:p>
          </draw:text-box>
        </draw:frame>
        <draw:frame draw:style-name="gr7" draw:text-style-name="P9" draw:layer="layout" svg:width="0.458cm" svg:height="0.53cm" svg:x="1.645cm" svg:y="17.333cm">
          <draw:text-box>
            <text:p text:style-name="P4"><text:span text:style-name="T9">|</text:span></text:p>
          </draw:text-box>
        </draw:frame>
        <draw:frame draw:style-name="gr8" draw:text-style-name="P10" draw:layer="layout" svg:width="5.734cm" svg:height="0.497cm" svg:x="8.554cm" svg:y="17.366cm">
          <draw:text-box>
            <text:p text:style-name="P4"><text:span text:style-name="T10">TECHNICAL </text:span><text:span text:style-name="T10">STRENGTHS</text:span></text:p>
          </draw:text-box>
        </draw:frame>
        <draw:frame draw:style-name="gr8" draw:text-style-name="P10" draw:layer="layout" svg:width="0.422cm" svg:height="0.497cm" svg:x="20.165cm" svg:y="17.366cm">
          <draw:text-box>
            <text:p text:style-name="P4"><text:span text:style-name="T10">|</text:span></text:p>
          </draw:text-box>
        </draw:frame>
        <draw:frame draw:style-name="gr8" draw:text-style-name="P10" draw:layer="layout" svg:width="0.422cm" svg:height="0.475cm" svg:x="2.381cm" svg:y="18.371cm">
          <draw:text-box>
            <text:p text:style-name="P4"><text:span text:style-name="T11">●</text:span></text:p>
          </draw:text-box>
        </draw:frame>
        <draw:frame draw:style-name="gr9" draw:text-style-name="P11" draw:layer="layout" svg:width="12.08cm" svg:height="0.454cm" svg:x="3.016cm" svg:y="18.394cm">
          <draw:text-box>
            <text:p text:style-name="P4"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i</text:span><text:span text:style-name="T12">n</text:span><text:span text:style-name="T12">g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text:span text:style-name="T12">s</text:span><text:span text:style-name="T12">: </text:span><text:span text:style-name="T12">C</text:span><text:span text:style-name="T12">+</text:span><text:span text:style-name="T12">+</text:span><text:span text:style-name="T12">, </text:span><text:span text:style-name="T12">P</text:span><text:span text:style-name="T12">y</text:span><text:span text:style-name="T12">t</text:span><text:span text:style-name="T12">h</text:span><text:span text:style-name="T12">o</text:span><text:span text:style-name="T12">n</text:span><text:span text:style-name="T12">, </text:span><text:span text:style-name="T12">J</text:span><text:span text:style-name="T12">a</text:span><text:span text:style-name="T12">v</text:span><text:span text:style-name="T12">a</text:span><text:span text:style-name="T12">s</text:span><text:span text:style-name="T12">c</text:span><text:span text:style-name="T12">ri</text:span><text:span text:style-name="T12">p</text:span><text:span text:style-name="T12">t</text:span><text:span text:style-name="T12">, </text:span><text:span text:style-name="T12">T</text:span><text:span text:style-name="T12">y</text:span><text:span text:style-name="T12">p</text:span><text:span text:style-name="T12">e</text:span><text:span text:style-name="T12">s</text:span><text:span text:style-name="T12">c</text:span><text:span text:style-name="T12">ri</text:span><text:span text:style-name="T12">p</text:span><text:span text:style-name="T12">t</text:span></text:p>
          </draw:text-box>
        </draw:frame>
        <draw:frame draw:style-name="gr8" draw:text-style-name="P10" draw:layer="layout" svg:width="0.422cm" svg:height="0.475cm" svg:x="2.381cm" svg:y="18.865cm">
          <draw:text-box>
            <text:p text:style-name="P4"><text:span text:style-name="T11">●</text:span></text:p>
          </draw:text-box>
        </draw:frame>
        <draw:frame draw:style-name="gr9" draw:text-style-name="P11" draw:layer="layout" svg:width="17.901cm" svg:height="0.454cm" svg:x="3.016cm" svg:y="18.888cm">
          <draw:text-box>
            <text:p text:style-name="P4"><text:span text:style-name="T12">F</text:span><text:span text:style-name="T12">r</text:span><text:span text:style-name="T12">a</text:span><text:span text:style-name="T12">m</text:span><text:span text:style-name="T12">e</text:span><text:span text:style-name="T12">w</text:span><text:span text:style-name="T12">o</text:span><text:span text:style-name="T12">r</text:span><text:span text:style-name="T12">k</text:span><text:span text:style-name="T12">s </text:span><text:span text:style-name="T12">&amp;</text:span><text:span text:style-name="T12"> </text:span><text:span text:style-name="T12">L</text:span><text:span text:style-name="T12">i</text:span><text:span text:style-name="T12">b</text:span><text:span text:style-name="T12">r</text:span><text:span text:style-name="T12">a</text:span><text:span text:style-name="T12">ri</text:span><text:span text:style-name="T12">e</text:span><text:span text:style-name="T12">s</text:span><text:span text:style-name="T12">: <text:s/></text:span><text:span text:style-name="T12">R</text:span><text:span text:style-name="T12">e</text:span><text:span text:style-name="T12">a</text:span><text:span text:style-name="T12">c</text:span><text:span text:style-name="T12">tj</text:span><text:span text:style-name="T12">s</text:span><text:span text:style-name="T12">, </text:span><text:span text:style-name="T12">N</text:span><text:span text:style-name="T12">e</text:span><text:span text:style-name="T12">x</text:span><text:span text:style-name="T12">tj</text:span><text:span text:style-name="T12">s</text:span><text:span text:style-name="T12">, </text:span><text:span text:style-name="T12">M</text:span><text:span text:style-name="T12">o</text:span><text:span text:style-name="T12">n</text:span><text:span text:style-name="T12">g</text:span><text:span text:style-name="T12">o</text:span><text:span text:style-name="T12">D</text:span><text:span text:style-name="T12">b</text:span><text:span text:style-name="T12">, </text:span><text:span text:style-name="T12">E</text:span><text:span text:style-name="T12">x</text:span><text:span text:style-name="T12">p</text:span><text:span text:style-name="T12">r</text:span><text:span text:style-name="T12">e</text:span><text:span text:style-name="T12">s</text:span><text:span text:style-name="T12">s</text:span><text:span text:style-name="T12">, </text:span><text:span text:style-name="T12">J</text:span><text:span text:style-name="T12">e</text:span><text:span text:style-name="T12">s</text:span><text:span text:style-name="T12">t</text:span><text:span text:style-name="T12">, </text:span><text:span text:style-name="T12">B</text:span><text:span text:style-name="T12">a</text:span><text:span text:style-name="T12">b</text:span><text:span text:style-name="T12">e</text:span><text:span text:style-name="T12">l, </text:span><text:span text:style-name="T12">W</text:span><text:span text:style-name="T12">e</text:span><text:span text:style-name="T12">b</text:span><text:span text:style-name="T12">p</text:span><text:span text:style-name="T12">a</text:span><text:span text:style-name="T12">c</text:span><text:span text:style-name="T12">k</text:span><text:span text:style-name="T12">,</text:span><text:span text:style-name="T12">F</text:span><text:span text:style-name="T12">ir</text:span><text:span text:style-name="T12">e</text:span><text:span text:style-name="T12">b</text:span><text:span text:style-name="T12">a</text:span><text:span text:style-name="T12">s</text:span><text:span text:style-name="T12">e</text:span></text:p>
          </draw:text-box>
        </draw:frame>
        <draw:frame draw:style-name="gr8" draw:text-style-name="P10" draw:layer="layout" svg:width="0.422cm" svg:height="0.475cm" svg:x="2.381cm" svg:y="19.359cm">
          <draw:text-box>
            <text:p text:style-name="P4"><text:span text:style-name="T11">●</text:span></text:p>
          </draw:text-box>
        </draw:frame>
        <draw:frame draw:style-name="gr9" draw:text-style-name="P11" draw:layer="layout" svg:width="5.154cm" svg:height="0.454cm" svg:x="3.016cm" svg:y="19.382cm">
          <draw:text-box>
            <text:p text:style-name="P4"><text:span text:style-name="T12">F</text:span><text:span text:style-name="T12">l</text:span><text:span text:style-name="T12">u</text:span><text:span text:style-name="T12">e</text:span><text:span text:style-name="T12">n</text:span><text:span text:style-name="T12">t </text:span><text:span text:style-name="T12">w</text:span><text:span text:style-name="T12">it</text:span><text:span text:style-name="T12">h </text:span><text:span text:style-name="T12">G</text:span><text:span text:style-name="T12">N</text:span><text:span text:style-name="T12">U</text:span><text:span text:style-name="T12">/</text:span><text:span text:style-name="T12">L</text:span><text:span text:style-name="T12">i</text:span><text:span text:style-name="T12">n</text:span><text:span text:style-name="T12">u</text:span><text:span text:style-name="T12">x</text:span><text:span text:style-name="T12">, </text:span><text:span text:style-name="T12">G</text:span><text:span text:style-name="T12">it</text:span></text:p>
          </draw:text-box>
        </draw:frame>
        <draw:frame draw:style-name="gr8" draw:text-style-name="P10" draw:layer="layout" svg:width="0.422cm" svg:height="0.497cm" svg:x="1.638cm" svg:y="20.32cm">
          <draw:text-box>
            <text:p text:style-name="P4"><text:span text:style-name="T10">|</text:span></text:p>
          </draw:text-box>
        </draw:frame>
        <draw:frame draw:style-name="gr8" draw:text-style-name="P10" draw:layer="layout" svg:width="0.422cm" svg:height="0.497cm" svg:x="20.172cm" svg:y="20.32cm">
          <draw:text-box>
            <text:p text:style-name="P4"><text:span text:style-name="T10">|</text:span></text:p>
          </draw:text-box>
        </draw:frame>
        <draw:frame draw:style-name="gr7" draw:text-style-name="P9" draw:layer="layout" svg:width="0.458cm" svg:height="0.53cm" svg:x="1.474cm" svg:y="25.015cm">
          <draw:text-box>
            <text:p text:style-name="P4"><text:span text:style-name="T9">|</text:span></text:p>
          </draw:text-box>
        </draw:frame>
        <draw:frame draw:style-name="gr10" draw:text-style-name="P12" draw:layer="layout" svg:width="2.834cm" svg:height="0.53cm" svg:x="9.4cm" svg:y="21.97cm">
          <draw:text-box>
            <text:p text:style-name="P4"><text:span text:style-name="T9">I</text:span><text:span text:style-name="T9">N</text:span><text:span text:style-name="T9">T</text:span><text:span text:style-name="T9">E</text:span><text:span text:style-name="T9">R</text:span><text:span text:style-name="T9">E</text:span><text:span text:style-name="T9">S</text:span><text:span text:style-name="T9">T</text:span><text:span text:style-name="T9">S</text:span></text:p>
          </draw:text-box>
        </draw:frame>
        <draw:frame draw:style-name="gr7" draw:text-style-name="P9" draw:layer="layout" svg:width="0.458cm" svg:height="0.53cm" svg:x="20.14cm" svg:y="25.015cm">
          <draw:text-box>
            <text:p text:style-name="P4"><text:span text:style-name="T9">|</text:span></text:p>
          </draw:text-box>
        </draw:frame>
        <draw:line draw:style-name="gr11" draw:text-style-name="P13" draw:layer="layout" svg:x1="1.763cm" svg:y1="4.82cm" svg:x2="19.367cm" svg:y2="4.82cm">
          <text:p/>
        </draw:line>
        <draw:line draw:style-name="gr11" draw:text-style-name="P13" draw:layer="layout" svg:x1="1.763cm" svg:y1="5.419cm" svg:x2="19.367cm" svg:y2="5.419cm">
          <text:p/>
        </draw:line>
        <draw:line draw:style-name="gr11" draw:text-style-name="P13" draw:layer="layout" svg:x1="1.763cm" svg:y1="7.36cm" svg:x2="19.367cm" svg:y2="7.36cm">
          <text:p/>
        </draw:line>
        <draw:frame draw:style-name="gr12" draw:text-style-name="P14" draw:layer="layout" svg:width="2.354cm" svg:height="0.937cm" svg:x="1.846cm" svg:y="3.6cm">
          <draw:text-box>
            <text:p><text:span text:style-name="T13"><text:a xlink:href="https://github.com/saurabhmehta1601" office:target-frame-name="_blank" xlink:type="simple">Github</text:a></text:span></text:p>
          </draw:text-box>
        </draw:frame>
        <draw:frame draw:style-name="gr12" draw:text-style-name="P14" draw:layer="layout" svg:width="3.107cm" svg:height="0.937cm" svg:x="3.693cm" svg:y="3.563cm">
          <draw:text-box>
            <text:p><text:span text:style-name="T13"><text:a xlink:href="https://www.linkedin.com/in/saurabh-mehta-778953190/" office:target-frame-name="_blank" xlink:type="simple">LinkedIn</text:a></text:span></text:p>
          </draw:text-box>
        </draw:frame>
        <draw:frame draw:style-name="gr12" draw:text-style-name="P14" draw:layer="layout" svg:width="2.591cm" svg:height="0.937cm" svg:x="6.009cm" svg:y="3.563cm">
          <draw:text-box>
            <text:p><text:span text:style-name="T13"><text:a xlink:href="http://website/" office:target-frame-name="_blank" xlink:type="simple">website</text:a></text:span></text:p>
          </draw:text-box>
        </draw:frame>
        <draw:frame draw:style-name="gr13" draw:text-style-name="P16" draw:layer="layout" svg:width="18cm" svg:height="2.089cm" svg:x="1.7cm" svg:y="23.7cm">
          <draw:text-box>
            <text:p text:style-name="P15"><text:span text:style-name="T14">1</text:span><text:span text:style-name="T14">. </text:span><text:span text:style-name="T14">R</text:span><text:span text:style-name="T14">e</text:span><text:span text:style-name="T14">a</text:span><text:span text:style-name="T14">d</text:span><text:span text:style-name="T14">i</text:span><text:span text:style-name="T14">n</text:span><text:span text:style-name="T14">g </text:span><text:span text:style-name="T14">b</text:span><text:span text:style-name="T14">l</text:span><text:span text:style-name="T14">o</text:span><text:span text:style-name="T14">g</text:span><text:span text:style-name="T14">s </text:span><text:span text:style-name="T14">a</text:span><text:span text:style-name="T14">n</text:span><text:span text:style-name="T14">d </text:span><text:span text:style-name="T14">a</text:span><text:span text:style-name="T14">r</text:span><text:span text:style-name="T14">ti</text:span><text:span text:style-name="T14">c</text:span><text:span text:style-name="T14">l</text:span><text:span text:style-name="T14">e</text:span><text:span text:style-name="T14">s </text:span><text:span text:style-name="T14">o</text:span><text:span text:style-name="T14">n </text:span><text:span text:style-name="T14">s</text:span><text:span text:style-name="T14">o</text:span><text:span text:style-name="T14">f</text:span><text:span text:style-name="T14">t</text:span><text:span text:style-name="T14">w</text:span><text:span text:style-name="T14">a</text:span><text:span text:style-name="T14">r</text:span><text:span text:style-name="T14">e </text:span><text:span text:style-name="T14">d</text:span><text:span text:style-name="T14">e</text:span><text:span text:style-name="T14">v</text:span><text:span text:style-name="T14">e</text:span><text:span text:style-name="T14">l</text:span><text:span text:style-name="T14">o</text:span><text:span text:style-name="T14">p</text:span><text:span text:style-name="T14">m</text:span><text:span text:style-name="T14">e</text:span><text:span text:style-name="T14">n</text:span><text:span text:style-name="T14">t </text:span><text:span text:style-name="T14">t</text:span><text:span text:style-name="T14">o</text:span><text:span text:style-name="T14">p</text:span><text:span text:style-name="T14">i</text:span><text:span text:style-name="T14">c</text:span><text:span text:style-name="T14">s</text:span><text:span text:style-name="T14">.</text:span></text:p>
            <text:p text:style-name="P15"><text:span text:style-name="T14">2</text:span><text:span text:style-name="T14">. </text:span><text:span text:style-name="T14">H</text:span><text:span text:style-name="T14">e</text:span><text:span text:style-name="T14">a</text:span><text:span text:style-name="T14">lt</text:span><text:span text:style-name="T14">h </text:span><text:span text:style-name="T14">a</text:span><text:span text:style-name="T14">n</text:span><text:span text:style-name="T14">d </text:span><text:span text:style-name="T14">fi</text:span><text:span text:style-name="T14">t</text:span><text:span text:style-name="T14">n</text:span><text:span text:style-name="T14">e</text:span><text:span text:style-name="T14">s</text:span><text:span text:style-name="T14">s </text:span><text:span text:style-name="T14">e</text:span><text:span text:style-name="T14">n</text:span><text:span text:style-name="T14">t</text:span><text:span text:style-name="T14">h</text:span><text:span text:style-name="T14">u</text:span><text:span text:style-name="T14">s</text:span><text:span text:style-name="T14">i</text:span><text:span text:style-name="T14">a</text:span><text:span text:style-name="T14">s</text:span><text:span text:style-name="T14">t </text:span><text:span text:style-name="T14">. </text:span></text:p>
            <text:p text:style-name="P15"><text:span text:style-name="T14">3</text:span><text:span text:style-name="T14">. </text:span><text:span text:style-name="T14">T</text:span><text:span text:style-name="T14">r</text:span><text:span text:style-name="T14">a</text:span><text:span text:style-name="T14">v</text:span><text:span text:style-name="T14">e</text:span><text:span text:style-name="T14">ll</text:span><text:span text:style-name="T14">i</text:span><text:span text:style-name="T14">n</text:span><text:span text:style-name="T14">g </text:span><text:span text:style-name="T14">a</text:span><text:span text:style-name="T14">n</text:span><text:span text:style-name="T14">d </text:span><text:span text:style-name="T14">li</text:span><text:span text:style-name="T14">s</text:span><text:span text:style-name="T14">t</text:span><text:span text:style-name="T14">e</text:span><text:span text:style-name="T14">n</text:span><text:span text:style-name="T14">i</text:span><text:span text:style-name="T14">n</text:span><text:span text:style-name="T14">g </text:span><text:span text:style-name="T14">m</text:span><text:span text:style-name="T14">u</text:span><text:span text:style-name="T14">s</text:span><text:span text:style-name="T14">i</text:span><text:span text:style-name="T14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mbria1" svg:font-family="Cambria"/>
    <style:font-face style:name="TimesNewRomanPS1" svg:font-family="TimesNewRomanPS"/>
    <style:font-face style:name="Calibri2" svg:font-family="Calibri" style:font-family-generic="swiss"/>
    <style:font-face style:name="Andale Mono" svg:font-family="'Andale Mono'" style:font-pitch="fixed"/>
    <style:font-face style:name="Abyssinica SIL" svg:font-family="'Abyssinica SIL'" style:font-pitch="variable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KLUG" svg:font-family="LKLUG" style:font-pitch="variable"/>
    <style:font-face style:name="Liberation Serif1" svg:font-family="'Liberation Serif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12:49:24.083835504</dc:date>
    <meta:editing-duration>PT55S</meta:editing-duration>
    <meta:editing-cycles>1</meta:editing-cycles>
    <meta:generator>LibreOffice/6.4.7.2$Linux_X86_64 LibreOffice_project/40$Build-2</meta:generator>
    <meta:document-statistic meta:object-count="60"/>
  </office:meta>
</office:document-meta>
</file>